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cm"/>
    </style:style>
    <style:style style:name="co2" style:family="table-column">
      <style:table-column-properties fo:break-before="auto" style:column-width="8.662cm"/>
    </style:style>
    <style:style style:name="co3" style:family="table-column">
      <style:table-column-properties fo:break-before="auto" style:column-width="9.689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216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4.967cm"/>
    </style:style>
    <style:style style:name="co9" style:family="table-column">
      <style:table-column-properties fo:break-before="auto" style:column-width="7.07cm"/>
    </style:style>
    <style:style style:name="co10" style:family="table-column">
      <style:table-column-properties fo:break-before="auto" style:column-width="8.879cm"/>
    </style:style>
    <style:style style:name="co11" style:family="table-column">
      <style:table-column-properties fo:break-before="auto" style:column-width="8.281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6" style:family="table-cell" style:parent-style-name="Default"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fo:font-size="16pt" fo:font-weight="bold" style:font-size-asian="16pt" style:font-weight-asian="bold" style:font-size-complex="16pt" style:font-weight-complex="bold"/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9" style:family="table-cell" style:parent-style-name="Default"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11" style:family="table-cell" style:parent-style-name="Default"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ta_extref" style:family="table">
      <style:table-properties table:display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BusEx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3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Interpretation results of instance: BusEx1</text:p>
          </table:table-cell>
          <table:table-cell table:style-name="ce1"/>
          <table:table-cell table:style-name="ce5"/>
          <table:table-cell table:style-name="ce1" table:number-columns-repeated="1021"/>
        </table:table-row>
        <table:table-row table:style-name="ro2">
          <table:table-cell table:style-name="ce2" office:value-type="string">
            <text:p>Object:</text:p>
          </table:table-cell>
          <table:table-cell table:style-name="ce2" office:value-type="string">
            <text:p>Constraint:</text:p>
          </table:table-cell>
          <table:table-cell table:style-name="ce2" office:value-type="string">
            <text:p>Result:</text:p>
          </table:table-cell>
          <table:table-cell table:style-name="ce7" office:value-type="string">
            <text:p>Expected:</text:p>
          </table:table-cell>
          <table:table-cell table:style-name="ce7" office:value-type="string">
            <text:p>Investigation Required:</text:p>
          </table:table-cell>
          <table:table-cell table:style-name="ce7" office:value-type="string">
            <text:p>Notes:</text:p>
          </table:table-cell>
          <table:table-cell table:style-name="ce7"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style-name="Default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table:style-name="Default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<text:span text:style-name="T1">[</text:span><text:span text:style-name="T2">PaymentInstructionInformation2]</text:span></text:p>
          </table:table-cell>
          <table:table-cell table:style-name="ce4" office:value-type="string">
            <text:p>EPC_cdtrSchmeId_UNUSED_FULL</text:p>
          </table:table-cell>
          <table:table-cell table:style-name="Default" office:value-type="string">
            <text:p>invalid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span text:style-name="T1">[</text:span><text:span text:style-name="T2">PaymentInstructionInformation2]</text:span></text:p>
          </table:table-cell>
          <table:table-cell table:style-name="ce4" office:value-type="string">
            <text:p>EPC_cdtrSchmeId_UNUSED_FULL</text:p>
          </table:table-cell>
          <table:table-cell table:style-name="Default" office:value-type="string">
            <text:p>invalid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AOS_GrpHd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prHdrInitgPty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GrpgMIX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  <table:table-cell table:number-columns-repeated="1018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1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2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4" table:number-rows-repeated="653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Ex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Interpretation results of instance: BusEx2</text:p>
          </table:table-cell>
          <table:table-cell table:style-name="ce1"/>
          <table:table-cell table:style-name="ce8"/>
          <table:table-cell table:style-name="ce1" table:number-columns-repeated="3"/>
        </table:table-row>
        <table:table-row table:style-name="ro2">
          <table:table-cell table:style-name="ce2" office:value-type="string">
            <text:p>Object:</text:p>
          </table:table-cell>
          <table:table-cell table:style-name="ce2" office:value-type="string">
            <text:p>Constraint:</text:p>
          </table:table-cell>
          <table:table-cell table:style-name="ce2" office:value-type="string">
            <text:p>Result:</text:p>
          </table:table-cell>
          <table:table-cell table:style-name="ce7" office:value-type="string">
            <text:p>Expected:</text:p>
          </table:table-cell>
          <table:table-cell table:style-name="ce7" office:value-type="string">
            <text:p>Investigation Required:</text:p>
          </table:table-cell>
          <table:table-cell table:style-name="ce7" office:value-type="string">
            <text:p>Notes: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table:style-name="ce3" office:value-type="string">
            <text:p><text:span text:style-name="T1">[</text:span><text:span text:style-name="T2">PaymentInstructionInformation2]</text:span></text:p>
          </table:table-cell>
          <table:table-cell table:style-name="ce4" office:value-type="string">
            <text:p>EPC_cdtrSchmeId_UNUSED_FULL</text:p>
          </table:table-cell>
          <table:table-cell office:value-type="string">
            <text:p>invalid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AOS_GrpHd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prHdrInitgPty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GrpgMIX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9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9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9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1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2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</table:table>
      <table:table table:name="Pain8Invalid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Interpretation results of instance: </text:p>
          </table:table-cell>
          <table:table-cell table:style-name="ce1"/>
          <table:table-cell table:style-name="ce10"/>
          <table:table-cell table:style-name="ce1" table:number-columns-repeated="3"/>
        </table:table-row>
        <table:table-row table:style-name="ro2">
          <table:table-cell table:style-name="ce2" office:value-type="string">
            <text:p>Object:</text:p>
          </table:table-cell>
          <table:table-cell table:style-name="ce2" office:value-type="string">
            <text:p>Constraint:</text:p>
          </table:table-cell>
          <table:table-cell table:style-name="ce2" office:value-type="string">
            <text:p>Result:</text:p>
          </table:table-cell>
          <table:table-cell table:style-name="ce7" office:value-type="string">
            <text:p>Expected:</text:p>
          </table:table-cell>
          <table:table-cell table:style-name="ce7" office:value-type="string">
            <text:p>Investigation Required:</text:p>
          </table:table-cell>
          <table:table-cell table:style-name="ce7" office:value-type="string">
            <text:p>Notes: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table:style-name="ce3" office:value-type="string">
            <text:p><text:span text:style-name="T1">[</text:span><text:span text:style-name="T2">PaymentInstructionInformation2]</text:span></text:p>
          </table:table-cell>
          <table:table-cell table:style-name="ce4" office:value-type="string">
            <text:p>EPC_cdtrSchmeId_UNUSED_FULL</text:p>
          </table:table-cell>
          <table:table-cell office:value-type="string">
            <text:p>invalid</text:p>
          </table:table-cell>
          <table:table-cell table:number-columns-repeated="3"/>
        </table:table-row>
        <table:table-row table:style-name="ro3">
          <table:table-cell table:style-name="ce3" office:value-type="string">
            <text:p><text:span text:style-name="T1">[</text:span><text:span text:style-name="T2">PaymentInstructionInformation2]</text:span></text:p>
          </table:table-cell>
          <table:table-cell table:style-name="ce4" office:value-type="string">
            <text:p>EPC_cdtrSchmeId_UNUSED_FULL</text:p>
          </table:table-cell>
          <table:table-cell office:value-type="string">
            <text:p>invalid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GroupHeader1]</text:p>
          </table:table-cell>
          <table:table-cell office:value-type="string">
            <text:p>EPC_AOS_GrpHd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/>
          <table:table-cell office:value-type="string">
            <text:p>Nomos does not differentiate how often a constraint is violate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Nomos does not differentiate how often a constraint is violate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GroupHeader1]</text:p>
          </table:table-cell>
          <table:table-cell office:value-type="string">
            <text:p>EPC_GprHdrInitgPty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GroupHeader1]</text:p>
          </table:table-cell>
          <table:table-cell office:value-type="string">
            <text:p>EPC_GrpHdrGrpgMIX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GroupHeader1]</text:p>
          </table:table-cell>
          <table:table-cell office:value-type="string">
            <text:p>EPC_GrpHdr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11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11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11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4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in00800101]</text:p>
          </table:table-cell>
          <table:table-cell office:value-type="string">
            <text:p>Grouping1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in00800101]</text:p>
          </table:table-cell>
          <table:table-cell office:value-type="string">
            <text:p>Grouping2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4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</table:table>
      <table:database-ranges>
        <table:database-range table:target-range-address="BusEx1.A2:BusEx1.F136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P0" style:volatile="true">
      <number:text-content/>
    </number:text-style>
    <number:date-style style:name="N108">
      <style:text-properties fo:color="#ff0000"/>
      <number:text>fal</number:text>
      <number:seconds/>
      <number:year/>
      <style:map style:condition="value()&gt;=0" style:apply-style-name="N108P0"/>
    </number:date-style>
    <number:date-style style:name="N109">
      <style:text-properties fo:color="#ff0000"/>
      <number:text>fal</number:text>
      <number:seconds/>
      <number:year/>
    </number:date-style>
    <number:text-style style:name="N112P0" style:volatile="true">
      <style:text-properties fo:color="#ff0000"/>
      <number:text>false</number:text>
      <number:text-content/>
    </number:text-style>
    <number:text-style style:name="N112P1" style:volatile="true">
      <style:text-properties fo:color="#00ff00"/>
      <number:text>true</number:text>
      <number:text-content/>
    </number:text-style>
    <number:text-style style:name="N112">
      <number:text-content/>
      <style:map style:condition="value()&gt;0" style:apply-style-name="N112P0"/>
      <style:map style:condition="value()&lt;0" style:apply-style-name="N112P1"/>
    </number:text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ext-properties fo:color="#ff0000"/>
    </style:style>
    <style:style style:name="true" style:family="table-cell" style:parent-style-name="Default">
      <style:text-properties fo:color="#008000"/>
    </style:style>
    <style:style style:name="fals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19.08.2010</text:date>, <text:time>21:08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19T21:08:03.73</dc:date>
    <dc:creator>Claas Wilke</dc:creator>
    <meta:generator>OpenOffice.org/3.2$Win32 OpenOffice.org_project/320m18$Build-9502</meta:generator>
    <meta:editing-duration>PT15H01M36S</meta:editing-duration>
    <meta:editing-cycles>50</meta:editing-cycles>
    <meta:document-statistic meta:table-count="3" meta:cell-count="1508" meta:object-count="0"/>
  </office:meta>
</office:document-meta>
</file>